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border="0.06pt solid #000000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222222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fo:color="#222222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ff66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number-columns-repeated="2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4" office:value-type="string" calcext:value-type="string">
            <text:p>Course No.</text:p>
          </table:table-cell>
          <table:table-cell table:style-name="ce4" office:value-type="string" calcext:value-type="string">
            <text:p>Course Title</text:p>
          </table:table-cell>
          <table:table-cell table:style-name="ce1" office:value-type="string" calcext:value-type="string">
            <text:p>Credits L-T-P-C</text:p>
          </table:table-cell>
          <table:table-cell table:style-name="ce1" office:value-type="string" calcext:value-type="string">
            <text:p>Instructo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iitmandi.ac.in/academics/senate_courses/IC101P.pdf" xlink:type="simple">IC101P</text:a>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SS, GSR,SCJ,AJP, SP, Swat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iitmandi.ac.in/academics/senate_courses/IC110.pdf" xlink:type="simple">IC110</text:a>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2.5-0.5-0-3</text:p>
          </table:table-cell>
          <table:table-cell table:style-name="ce14" office:value-type="string" calcext:value-type="string">
            <text:p>Qaiser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iitmandi.ac.in/academics/senate_courses/IC140.pdf" xlink:type="simple">IC140</text:a></text:p>
          </table:table-cell>
          <table:table-cell office:value-type="string" calcext:value-type="string">
            <text:p>Graphics for Design</text:p>
          </table:table-cell>
          <table:table-cell office:value-type="string" calcext:value-type="string">
            <text:p>2-0-3-4</text:p>
          </table:table-cell>
          <table:table-cell table:style-name="ce15" office:value-type="string" calcext:value-type="string">
            <text:p>VSC Lab - RV,SSR, RG,HP, Parmod, SZ</text:p>
          </table:table-cell>
          <table:table-cell table:number-columns-repeated="9"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iitmandi.ac.in/academics/senate_courses/IC152.pdf" xlink:type="simple">IC152</text:a></text:p>
          </table:table-cell>
          <table:table-cell office:value-type="string" calcext:value-type="string">
            <text:p>Computing and Data Science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TAG, AB, KS, sarita, Arti, Amit,MT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iitmandi.ac.in/academics/senate_courses/IC160.pdf" xlink:type="simple">IC160</text:a></text:p>
          </table:table-cell>
          <table:table-cell office:value-type="string" calcext:value-type="string">
            <text:p>Electrical System Around Us</text:p>
          </table:table-cell>
          <table:table-cell office:value-type="string" calcext:value-type="string">
            <text:p>3-0-0-3</text:p>
          </table:table-cell>
          <table:table-cell table:style-name="ce16" office:value-type="string" calcext:value-type="string">
            <text:p>Ravinder Arora LC:BSR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iitmandi.ac.in/academics/senate_courses/IC160P.pdf" xlink:type="simple">IC160P</text:a></text:p>
          </table:table-cell>
          <table:table-cell office:value-type="string" calcext:value-type="string">
            <text:p>Electrical System Around Us Lab</text:p>
          </table:table-cell>
          <table:table-cell office:value-type="string" calcext:value-type="string">
            <text:p>0-0-3-2</text:p>
          </table:table-cell>
          <table:table-cell table:style-name="ce14" office:value-type="string" calcext:value-type="string">
            <text:p>SKS, TJ, Amit, MD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../../../../../../iit/Downloads/HS%20106" xlink:type="simple">HS106</text:a></text:p>
          </table:table-cell>
          <table:table-cell office:value-type="string" calcext:value-type="string">
            <text:p>English I</text:p>
          </table:table-cell>
          <table:table-cell office:value-type="string" calcext:value-type="string">
            <text:p>3-0-0-3</text:p>
          </table:table-cell>
          <table:table-cell table:style-name="ce14" office:value-type="string" calcext:value-type="string">
            <text:p>Neha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://iitmandi.ac.in/academics/senate_courses/IC121.pdf" xlink:type="simple">IC121</text:a></text:p>
          </table:table-cell>
          <table:table-cell office:value-type="string" calcext:value-type="string">
            <text:p>Mechanics of Particles and Waves</text:p>
          </table:table-cell>
          <table:table-cell office:value-type="string" calcext:value-type="string">
            <text:p>2.5-0.5-0-3</text:p>
          </table:table-cell>
          <table:table-cell office:value-type="string" calcext:value-type="string">
            <text:p>PP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iitmandi.ac.in/academics/senate_courses/IC136.pdf" xlink:type="simple">IC136</text:a></text:p>
          </table:table-cell>
          <table:table-cell office:value-type="string" calcext:value-type="string">
            <text:p>Understanding Biotechnology and Its Applications</text:p>
          </table:table-cell>
          <table:table-cell office:value-type="string" calcext:value-type="string">
            <text:p>3-0-0-3</text:p>
          </table:table-cell>
          <table:table-cell table:style-name="ce14" office:value-type="string" calcext:value-type="string">
            <text:p>AJ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iitmandi.ac.in/academics/senate_courses/IC136.pdf" xlink:type="simple">IC136</text:a></text:p>
          </table:table-cell>
          <table:table-cell office:value-type="string" calcext:value-type="string">
            <text:p>Applied Chemistry for Engineers</text:p>
          </table:table-cell>
          <table:table-cell office:value-type="string" calcext:value-type="string">
            <text:p>3-0-0-3</text:p>
          </table:table-cell>
          <table:table-cell table:style-name="ce14" office:value-type="string" calcext:value-type="string">
            <text:p>PFS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iitmandi.ac.in/academics/senate_courses/IC130.pdf" xlink:type="simple">IC130</text:a></text:p>
          </table:table-cell>
          <table:table-cell office:value-type="string" calcext:value-type="string">
            <text:p>Chemistry Practicum</text:p>
          </table:table-cell>
          <table:table-cell office:value-type="string" calcext:value-type="string">
            <text:p>0-0-3-2</text:p>
          </table:table-cell>
          <table:table-cell table:style-name="ce14" office:value-type="string" calcext:value-type="string">
            <text:p>JKR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iitmandi.ac.in/academics/senate_courses/IC130P.pdf" xlink:type="simple">IC130P</text:a></text:p>
          </table:table-cell>
          <table:table-cell office:value-type="string" calcext:value-type="string">
            <text:p>Data Science III</text:p>
          </table:table-cell>
          <table:table-cell office:value-type="string" calcext:value-type="string">
            <text:p>2-0-2-3</text:p>
          </table:table-cell>
          <table:table-cell table:style-name="ce14" office:value-type="string" calcext:value-type="string">
            <text:p>Dileep, AKS,VD, MT, RP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IC 272</text:p>
          </table:table-cell>
          <table:table-cell office:value-type="string" calcext:value-type="string">
            <text:p>Mechanics of Rigid Bodies</text:p>
          </table:table-cell>
          <table:table-cell office:value-type="string" calcext:value-type="string">
            <text:p>1.5-1.5-0-3</text:p>
          </table:table-cell>
          <table:table-cell table:style-name="ce14" office:value-type="string" calcext:value-type="string">
            <text:p>RK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iitmandi.ac.in/academics/senate_courses/IC240.pdf" xlink:type="simple">IC 240</text:a></text:p>
          </table:table-cell>
          <table:table-cell office:value-type="string" calcext:value-type="string">
            <text:p>Materials Science for Engineers</text:p>
          </table:table-cell>
          <table:table-cell office:value-type="string" calcext:value-type="string">
            <text:p>3-0-0-3</text:p>
          </table:table-cell>
          <table:table-cell table:style-name="ce14" office:value-type="string" calcext:value-type="string">
            <text:p>SSR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iitmandi.ac.in/academics/senate_courses/IC241.pdf" xlink:type="simple">IC241</text:a></text:p>
          </table:table-cell>
          <table:table-cell office:value-type="string" calcext:value-type="string">
            <text:p>Signals and Systems</text:p>
          </table:table-cell>
          <table:table-cell office:value-type="string" calcext:value-type="string">
            <text:p>3-0-0-3</text:p>
          </table:table-cell>
          <table:table-cell table:style-name="ce14" office:value-type="string" calcext:value-type="string">
            <text:p>Sharma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iitmandi.ac.in/academics/senate_courses/IC260.pdf" xlink:type="simple">IC260</text:a></text:p>
          </table:table-cell>
          <table:table-cell office:value-type="string" calcext:value-type="string">
            <text:p>Data Structure and Algorithms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AN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iitmandi.ac.in/academics/senate_courses/CS202.pdf" xlink:type="simple">CS202</text:a></text:p>
          </table:table-cell>
          <table:table-cell office:value-type="string" calcext:value-type="string">
            <text:p>Applied Database Practicum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VD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iitmandi.ac.in/academics/senate_courses/CS207.pdf" xlink:type="simple">CS207</text:a></text:p>
          </table:table-cell>
          <table:table-cell office:value-type="string" calcext:value-type="string">
            <text:p>Mathematical Foundations of Computer Science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Samar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iitmandi.ac.in/academics/senate_courses/CS208.pdf" xlink:type="simple">CS208</text:a></text:p>
          </table:table-cell>
          <table:table-cell office:value-type="string" calcext:value-type="string">
            <text:p>German II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GS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iitmandi.ac.in/academics/senate_courses/HS352.pdf" xlink:type="simple">HS352</text:a></text:p>
          </table:table-cell>
          <table:table-cell office:value-type="string" calcext:value-type="string">
            <text:p>Computer Organizatio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rinivas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iitmandi.ac.in/academics/senate_courses/CS201.pdf" xlink:type="simple">CS201</text:a></text:p>
          </table:table-cell>
          <table:table-cell office:value-type="string" calcext:value-type="string">
            <text:p>Computer Organization Laboratory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Srinivas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iitmandi.ac.in/academics/senate_courses/CS201P.pdf" xlink:type="simple">CS201P</text:a></text:p>
          </table:table-cell>
          <table:table-cell office:value-type="string" calcext:value-type="string">
            <text:p>Introduction to Communicating Distributed Processes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SK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iitmandi.ac.in/academics/senate_courses/CS310.pdf" xlink:type="simple">CS310</text:a></text:p>
          </table:table-cell>
          <table:table-cell office:value-type="string" calcext:value-type="string">
            <text:p>Large Applications Practicum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BDC, PR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iitmandi.ac.in/academics/senate_courses/CS308.pdf" xlink:type="simple">CS308</text:a></text:p>
          </table:table-cell>
          <table:table-cell office:value-type="string" calcext:value-type="string">
            <text:p>Basics of Data Science</text:p>
          </table:table-cell>
          <table:table-cell office:value-type="string" calcext:value-type="string">
            <text:p>1-0-3-3</text:p>
          </table:table-cell>
          <table:table-cell office:value-type="string" calcext:value-type="string">
            <text:p>Rik, TAG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iitmandi.ac.in/academics/senate_courses/CS502P.pdf" xlink:type="simple">CS502P</text:a></text:p>
          </table:table-cell>
          <table:table-cell office:value-type="string" calcext:value-type="string">
            <text:p>Network Theo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NST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iitmandi.ac.in/academics/courses/even_feb-june2017/EE203.pdf" xlink:type="simple">EE203</text:a></text:p>
          </table:table-cell>
          <table:table-cell office:value-type="string" calcext:value-type="string">
            <text:p>Digital Systems Desig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ahul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iitmandi.ac.in/academics/courses/even_feb-june2017/EE208.pdf" xlink:type="simple">EE210</text:a></text:p>
          </table:table-cell>
          <table:table-cell office:value-type="string" calcext:value-type="string">
            <text:p>Digital Systems Design Practicum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Rahul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EE210P</text:p>
          </table:table-cell>
          <table:table-cell office:value-type="string" calcext:value-type="string">
            <text:p>Device Electronics for Integrated Circuit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nkush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iitmandi.ac.in/academics/senate_courses/EE311.pdf" xlink:type="simple">EE311</text:a></text:p>
          </table:table-cell>
          <table:table-cell office:value-type="string" calcext:value-type="string">
            <text:p>Microelectronics Circuits Design Practicum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KG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iitmandi.ac.in/academics/senate_courses/EE312P.pdf" xlink:type="simple">EE312P</text:a>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RMR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iitmandi.ac.in/academics/senate_courses/EE305.pdf" xlink:type="simple">EE305</text:a></text:p>
          </table:table-cell>
          <table:table-cell table:style-name="ce6" office:value-type="string" calcext:value-type="string">
            <text:p>Operator Theory</text:p>
          </table:table-cell>
          <table:table-cell table:style-name="ce6" office:value-type="string" calcext:value-type="string">
            <text:p>3-1-0-2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iitmandi.ac.in/academics/senate_courses/MA612.pdf" xlink:type="simple">MA612</text:a></text:p>
          </table:table-cell>
          <table:table-cell office:value-type="string" calcext:value-type="string">
            <text:p>CMOS analog IC design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HS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iitmandi.ac.in/academics/senate_courses/EE512.pdf" xlink:type="simple">EE512</text:a></text:p>
          </table:table-cell>
          <table:table-cell office:value-type="string" calcext:value-type="string">
            <text:p>Robust Control System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TJ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iitmandi.ac.in/academics/senate_courses/EE514.pdf" xlink:type="simple">EE514</text:a></text:p>
          </table:table-cell>
          <table:table-cell office:value-type="string" calcext:value-type="string">
            <text:p>Nano-electronics and nano-microfabricatio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B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<text:a xlink:href="https://iitmandi.ac.in/academics/courses/EE615.pdf" xlink:type="simple">EE615</text:a></text:p>
          </table:table-cell>
          <table:table-cell office:value-type="string" calcext:value-type="string">
            <text:p>Nano-manufactu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JKR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iitmandi.ac.in/academics/courses/odd_aug-nov2016/ME509.pdf" xlink:type="simple">ME509</text:a></text:p>
          </table:table-cell>
          <table:table-cell office:value-type="string" calcext:value-type="string">
            <text:p>Biomedical Systems</text:p>
          </table:table-cell>
          <table:table-cell office:value-type="string" calcext:value-type="string">
            <text:p>2.5-0.5-2-4</text:p>
          </table:table-cell>
          <table:table-cell office:value-type="string" calcext:value-type="string">
            <text:p>SRC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iitmandi.ac.in/academics/senate_courses/EE516.pdf" xlink:type="simple">EE516</text:a></text:p>
          </table:table-cell>
          <table:table-cell office:value-type="string" calcext:value-type="string">
            <text:p>Radiating Systems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GSR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EE 621</text:p>
          </table:table-cell>
          <table:table-cell office:value-type="string" calcext:value-type="string">
            <text:p>Formal Languages and Automata Theo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strid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iitmandi.ac.in/academics/courses/odd_aug-nov2016/CS304.pdf" xlink:type="simple">CS304</text:a>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AB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<text:a xlink:href="https://iitmandi.ac.in/academics/senate_courses/CS669.pdf" xlink:type="simple">CS669</text:a></text:p>
          </table:table-cell>
          <table:table-cell office:value-type="string" calcext:value-type="string">
            <text:p>Probability and Random Processes</text:p>
          </table:table-cell>
          <table:table-cell office:value-type="string" calcext:value-type="string">
            <text:p>4-0-0-4</text:p>
          </table:table-cell>
          <table:table-cell office:value-type="string" calcext:value-type="string">
            <text:p>ST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EE 5XX</text:p>
          </table:table-cell>
          <table:table-cell office:value-type="string" calcext:value-type="string">
            <text:p>Matrix Theo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harma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<text:a xlink:href="https://iitmandi.ac.in/academics/courses/EE522.pdf" xlink:type="simple">EE522</text:a></text:p>
          </table:table-cell>
          <table:table-cell office:value-type="string" calcext:value-type="string">
            <text:p>Digital MOS LSI Circuit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ahul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iitmandi.ac.in/academics/courses/even_2018/EE524.pdf" xlink:type="simple">EE524</text:a></text:p>
          </table:table-cell>
          <table:table-cell office:value-type="string" calcext:value-type="string">
            <text:p>Linear Dynamical System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mit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<text:a xlink:href="http://iitmandi.ac.in/academics/senate_courses/EE509.pdf" xlink:type="simple">EE509</text:a></text:p>
          </table:table-cell>
          <table:table-cell office:value-type="string" calcext:value-type="string">
            <text:p>CMOS Digital IC design practicum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rahul, GSR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iitmandi.ac.in/academics/senate_courses/EE519P.pdf" xlink:type="simple">EE519P</text:a></text:p>
          </table:table-cell>
          <table:table-cell office:value-type="string" calcext:value-type="string">
            <text:p>Microelectronics devices and model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S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iitmandi.ac.in/academics/senate_courses/EE520.pdf" xlink:type="simple">EE520</text:a></text:p>
          </table:table-cell>
          <table:table-cell office:value-type="string" calcext:value-type="string">
            <text:p>Major Technical Project</text:p>
          </table:table-cell>
          <table:table-cell office:value-type="string" calcext:value-type="string">
            <text:p>3-0-0-3</text:p>
          </table:table-cell>
          <table:table-cell table:style-name="ce7"/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iitmandi.ac.in/academics/courses/DP401P.pdf" xlink:type="simple">DP401P</text:a></text:p>
          </table:table-cell>
          <table:table-cell office:value-type="string" calcext:value-type="string">
            <text:p>Formal Concept Analysis: Theory and Practice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K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iitmandi.ac.in/academics/senate_courses/CS544.pdf" xlink:type="simple">CS544</text:a></text:p>
          </table:table-cell>
          <table:table-cell office:value-type="string" calcext:value-type="string">
            <text:p>Special Topics in Compiler Desig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Manas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CS 593</text:p>
          </table:table-cell>
          <table:table-cell office:value-type="string" calcext:value-type="string">
            <text:p>Map Reduce and Big Data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rti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iitmandi.ac.in/academics/senate_courses/CS561.pdf" xlink:type="simple">CS561</text:a></text:p>
          </table:table-cell>
          <table:table-cell office:value-type="string" calcext:value-type="string">
            <text:p>Verification of Reactive System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strid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iitmandi.ac.in/academics/senate_courses/CS523.pdf" xlink:type="simple">CS523</text:a></text:p>
          </table:table-cell>
          <table:table-cell office:value-type="string" calcext:value-type="string">
            <text:p>Programming Practicum</text:p>
          </table:table-cell>
          <table:table-cell office:value-type="string" calcext:value-type="string">
            <text:p>1-0-3-3</text:p>
          </table:table-cell>
          <table:table-cell office:value-type="string" calcext:value-type="string">
            <text:p>RP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CS 571</text:p>
          </table:table-cell>
          <table:table-cell office:value-type="string" calcext:value-type="string">
            <text:p>Digital Image Processing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AKS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iitmandi.ac.in/academics/senate_courses/EE608.pdf" xlink:type="simple">EE608</text:a></text:p>
          </table:table-cell>
          <table:table-cell office:value-type="string" calcext:value-type="string">
            <text:p>Advanced Communication Theo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darsh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iitmandi.ac.in/academics/courses/even_feb-june2017/EE503.pdf" xlink:type="simple">EE503</text:a></text:p>
          </table:table-cell>
          <table:table-cell office:value-type="string" calcext:value-type="string">
            <text:p>Switched Mode Power Conversion</text:p>
          </table:table-cell>
          <table:table-cell office:value-type="string" calcext:value-type="string">
            <text:p>2.5-0.5-0-3</text:p>
          </table:table-cell>
          <table:table-cell office:value-type="string" calcext:value-type="string">
            <text:p>RO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iitmandi.ac.in/academics/senate_courses/EE504.pdf" xlink:type="simple">EE504</text:a></text:p>
          </table:table-cell>
          <table:table-cell office:value-type="string" calcext:value-type="string">
            <text:p>Fundamentals of Electric Driv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HM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iitmandi.ac.in/academics/senate_courses/EE508.pdf" xlink:type="simple">EE508</text:a></text:p>
          </table:table-cell>
          <table:table-cell office:value-type="string" calcext:value-type="string">
            <text:p>Practicum on Electrical Drives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HM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iitmandi.ac.in/academics/courses/EE508P.png" xlink:type="simple">EE508P</text:a></text:p>
          </table:table-cell>
          <table:table-cell office:value-type="string" calcext:value-type="string">
            <text:p>Special Electrical Machin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BSR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<text:a xlink:href="http://iitmandi.ac.in/academics/courses/even_feb-june2017/EE513.pdf" xlink:type="simple">EE513</text:a></text:p>
          </table:table-cell>
          <table:table-cell office:value-type="string" calcext:value-type="string">
            <text:p>Analysis and Design of Power Electronic Converter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NRT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<text:a xlink:href="https://iitmandi.ac.in/academics/courses/EE527.pdf" xlink:type="simple">EE527</text:a></text:p>
          </table:table-cell>
          <table:table-cell office:value-type="string" calcext:value-type="string">
            <text:p>Practicum on Analysis and Design of Power Electronic Converters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NRT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<text:a xlink:href="https://iitmandi.ac.in/academics/courses/EE527P.pdf" xlink:type="simple">EE527P</text:a></text:p>
          </table:table-cell>
          <table:table-cell office:value-type="string" calcext:value-type="string">
            <text:p>Modeling and Analysis of Electrical Machin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BSR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EE 528</text:p>
          </table:table-cell>
          <table:table-cell office:value-type="string" calcext:value-type="string">
            <text:p>Microwave Integrated Circuit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GSR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iitmandi.ac.in/academics/senate_courses/EE622.pdf" xlink:type="simple">EE622</text:a></text:p>
          </table:table-cell>
          <table:table-cell office:value-type="string" calcext:value-type="string">
            <text:p>Post Graduate Project-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T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EE 625P</text:p>
          </table:table-cell>
          <table:table-cell office:value-type="string" calcext:value-type="string">
            <text:p>Post Graduate Project-I</text:p>
          </table:table-cell>
          <table:table-cell office:value-type="string" calcext:value-type="string">
            <text:p>0-0-20-10</text:p>
          </table:table-cell>
          <table:table-cell office:value-type="string" calcext:value-type="string">
            <text:p>samar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EE 626P</text:p>
          </table:table-cell>
          <table:table-cell office:value-type="string" calcext:value-type="string">
            <text:p>Machine Drawing</text:p>
          </table:table-cell>
          <table:table-cell office:value-type="string" calcext:value-type="string">
            <text:p>1-0-4-3</text:p>
          </table:table-cell>
          <table:table-cell office:value-type="string" calcext:value-type="string">
            <text:p>Talha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iitmandi.ac.in/academics/senate_courses/ME205.pdf" xlink:type="simple">ME205</text:a></text:p>
          </table:table-cell>
          <table:table-cell office:value-type="string" calcext:value-type="string">
            <text:p>Surveying: Traditional and Digital</text:p>
          </table:table-cell>
          <table:table-cell office:value-type="string" calcext:value-type="string">
            <text:p>2-0-2-3</text:p>
          </table:table-cell>
          <table:table-cell office:value-type="string" calcext:value-type="string">
            <text:p>DPS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iitmandi.ac.in/academics/senate_courses/CE201.pdf" xlink:type="simple">CE201</text:a></text:p>
          </table:table-cell>
          <table:table-cell office:value-type="string" calcext:value-type="string">
            <text:p>Hydraulics Enginee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V 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iitmandi.ac.in/academics/senate_courses/CE251.pdf" xlink:type="simple">CE251</text:a></text:p>
          </table:table-cell>
          <table:table-cell office:value-type="string" calcext:value-type="string">
            <text:p>Industrial/Research Internship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RS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iitmandi.ac.in/academics/senate_courses/CE587P.pdf" xlink:type="simple">CE587P</text:a></text:p>
          </table:table-cell>
          <table:table-cell office:value-type="string" calcext:value-type="string">
            <text:p>Mechanics of Solids</text:p>
          </table:table-cell>
          <table:table-cell office:value-type="string" calcext:value-type="string">
            <text:p>2.5-0.5-0-3</text:p>
          </table:table-cell>
          <table:table-cell office:value-type="string" calcext:value-type="string">
            <text:p>RG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iitmandi.ac.in/academics/senate_courses/ME206.pdf" xlink:type="simple">ME206</text:a></text:p>
          </table:table-cell>
          <table:table-cell office:value-type="string" calcext:value-type="string">
            <text:p>Heat Transfer</text:p>
          </table:table-cell>
          <table:table-cell office:value-type="string" calcext:value-type="string">
            <text:p>2.5-0.5-0-3</text:p>
          </table:table-cell>
          <table:table-cell office:value-type="string" calcext:value-type="string">
            <text:p>GB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iitmandi.ac.in/academics/senate_courses/ME303.pdf" xlink:type="simple">ME303</text:a></text:p>
          </table:table-cell>
          <table:table-cell office:value-type="string" calcext:value-type="string">
            <text:p>Manufacturing Enginee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Z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iitmandi.ac.in/academics/senate_courses/ME308.pdf" xlink:type="simple">ME308</text:a></text:p>
          </table:table-cell>
          <table:table-cell office:value-type="string" calcext:value-type="string">
            <text:p>Design Lab I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Talha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iitmandi.ac.in/academics/senate_courses/ME311P.pdf" xlink:type="simple">ME311P</text:a></text:p>
          </table:table-cell>
          <table:table-cell office:value-type="string" calcext:value-type="string">
            <text:p>Strength of Materials and Structures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sandip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iitmandi.ac.in/academics/senate_courses/CE301.pdf" xlink:type="simple">CE301</text:a></text:p>
          </table:table-cell>
          <table:table-cell office:value-type="string" calcext:value-type="string">
            <text:p>Water Resources Enginee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DS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iitmandi.ac.in/academics/senate_courses/CE303.pdf" xlink:type="simple">CE303</text:a></text:p>
          </table:table-cell>
          <table:table-cell office:value-type="string" calcext:value-type="string">
            <text:p>Hydraulics Engineering Laboratory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DS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iitmandi.ac.in/academics/senate_courses/CE304P.pdf" xlink:type="simple">CE304P</text:a></text:p>
          </table:table-cell>
          <table:table-cell office:value-type="string" calcext:value-type="string">
            <text:p>Environment and Earth Science Lab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AJP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iitmandi.ac.in/academics/senate_courses/CE305P.pdf" xlink:type="simple">CE305P</text:a></text:p>
          </table:table-cell>
          <table:table-cell office:value-type="string" calcext:value-type="string">
            <text:p>Design of Reinforced Concrete Structures</text:p>
          </table:table-cell>
          <table:table-cell office:value-type="string" calcext:value-type="string">
            <text:p>2-1-0-3</text:p>
          </table:table-cell>
          <table:table-cell office:value-type="string" calcext:value-type="string">
            <text:p>Sandip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iitmandi.ac.in/academics/senate_courses/CE351.pdf" xlink:type="simple">CE351</text:a></text:p>
          </table:table-cell>
          <table:table-cell office:value-type="string" calcext:value-type="string">
            <text:p>Transportation Enginee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VUK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iitmandi.ac.in/academics/senate_courses/CE352.pdf" xlink:type="simple">CE352</text:a></text:p>
          </table:table-cell>
          <table:table-cell office:value-type="string" calcext:value-type="string">
            <text:p>Civil Engineering Drawing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Subhamoy, VUK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iitmandi.ac.in/academics/senate_courses/CE353P.pdf" xlink:type="simple">CE353P</text:a></text:p>
          </table:table-cell>
          <table:table-cell office:value-type="string" calcext:value-type="string">
            <text:p>Building and Pavement Materials Laboratory</text:p>
          </table:table-cell>
          <table:table-cell office:value-type="string" calcext:value-type="string">
            <text:p>0-0-21</text:p>
          </table:table-cell>
          <table:table-cell office:value-type="string" calcext:value-type="string">
            <text:p>RS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iitmandi.ac.in/academics/senate_courses/CE354P.pdf" xlink:type="simple">CE354P</text:a></text:p>
          </table:table-cell>
          <table:table-cell office:value-type="string" calcext:value-type="string">
            <text:p>Design of Steel Structures</text:p>
          </table:table-cell>
          <table:table-cell office:value-type="string" calcext:value-type="string">
            <text:p>2-1-0-3</text:p>
          </table:table-cell>
          <table:table-cell office:value-type="string" calcext:value-type="string">
            <text:p>RS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iitmandi.ac.in/academics/senate_courses/CE401.pdf" xlink:type="simple">CE401</text:a></text:p>
          </table:table-cell>
          <table:table-cell office:value-type="string" calcext:value-type="string">
            <text:p>Geotechnical Engineering II</text:p>
          </table:table-cell>
          <table:table-cell office:value-type="string" calcext:value-type="string">
            <text:p>3-0-2-4</text:p>
          </table:table-cell>
          <table:table-cell office:value-type="string" calcext:value-type="string">
            <text:p>Mousumi/MG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iitmandi.ac.in/academics/senate_courses/CE402.pdf" xlink:type="simple">CE402</text:a></text:p>
          </table:table-cell>
          <table:table-cell office:value-type="string" calcext:value-type="string">
            <text:p>Design of Machine Elements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HP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iitmandi.ac.in/academics/senate_courses/ME305.pdf" xlink:type="simple">ME305</text:a></text:p>
          </table:table-cell>
          <table:table-cell office:value-type="string" calcext:value-type="string">
            <text:p>Thermo-fluid Laboratory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Pradeep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iitmandi.ac.in/academics/senate_courses/ME310P.pdf" xlink:type="simple">ME310P</text:a></text:p>
          </table:table-cell>
          <table:table-cell office:value-type="string" calcext:value-type="string">
            <text:p>Management of Manufacturing and Logistics System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wati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iitmandi.ac.in/academics/senate_courses/ME351.pdf" xlink:type="simple">ME351</text:a></text:p>
          </table:table-cell>
          <table:table-cell office:value-type="string" calcext:value-type="string">
            <text:p>Photogeology and Photogrammetry</text:p>
          </table:table-cell>
          <table:table-cell office:value-type="string" calcext:value-type="string">
            <text:p>2-0-2-3</text:p>
          </table:table-cell>
          <table:table-cell office:value-type="string" calcext:value-type="string">
            <text:p>DPS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iitmandi.ac.in/academics/senate_courses/CE508.pdf" xlink:type="simple">CE508</text:a></text:p>
          </table:table-cell>
          <table:table-cell office:value-type="string" calcext:value-type="string">
            <text:p>Slope stability and Retaining structures</text:p>
          </table:table-cell>
          <table:table-cell office:value-type="string" calcext:value-type="string">
            <text:p>2-1-0-3</text:p>
          </table:table-cell>
          <table:table-cell office:value-type="string" calcext:value-type="string">
            <text:p>Mousumi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iitmandi.ac.in/academics/courses/odd_2017/CE504.pdf" xlink:type="simple">CE504</text:a></text:p>
          </table:table-cell>
          <table:table-cell office:value-type="string" calcext:value-type="string">
            <text:p>Modelling and Simulation in Water Resources Engineering</text:p>
          </table:table-cell>
          <table:table-cell office:value-type="string" calcext:value-type="string">
            <text:p>2-0-2-3</text:p>
          </table:table-cell>
          <table:table-cell table:style-name="ce16" office:value-type="string" calcext:value-type="string">
            <text:p>TBD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<text:a xlink:href="https://iitmandi.ac.in/academics/senate_courses/CE510.pdf" xlink:type="simple">CE510</text:a></text:p>
          </table:table-cell>
          <table:table-cell office:value-type="string" calcext:value-type="string">
            <text:p>Structural Dynamics with Application to Earthquake Enginee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ubhamoy</text:p>
          </table:table-cell>
          <table:table-cell table:number-columns-repeated="10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<text:a xlink:href="http://iitmandi.ac.in/academics/courses/even_2018/CE511.pdf" xlink:type="simple">CE511</text:a></text:p>
          </table:table-cell>
          <table:table-cell office:value-type="string" calcext:value-type="string">
            <text:p>Advanced Design of Structur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KS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iitmandi.ac.in/academics/senate_courses/CE555.pdf" xlink:type="simple">CE555</text:a></text:p>
          </table:table-cell>
          <table:table-cell office:value-type="string" calcext:value-type="string">
            <text:p>Structural Engineering Laboratory</text:p>
          </table:table-cell>
          <table:table-cell office:value-type="string" calcext:value-type="string">
            <text:p>0-0-4-2</text:p>
          </table:table-cell>
          <table:table-cell office:value-type="string" calcext:value-type="string">
            <text:p>Sandip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iitmandi.ac.in/academics/senate_courses/CE556P.pdf" xlink:type="simple">CE556P</text:a></text:p>
          </table:table-cell>
          <table:table-cell office:value-type="string" calcext:value-type="string">
            <text:p>Post Graduate Project-I</text:p>
          </table:table-cell>
          <table:table-cell office:value-type="string" calcext:value-type="string">
            <text:p>0-0-24-12</text:p>
          </table:table-cell>
          <table:table-cell office:value-type="string" calcext:value-type="string">
            <text:p>Sandip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iitmandi.ac.in/academics/senate_courses/CE688P.pdf" xlink:type="simple">CE688P</text:a></text:p>
          </table:table-cell>
          <table:table-cell office:value-type="string" calcext:value-type="string">
            <text:p>Numerical Methods for Engineering Computatio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G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iitmandi.ac.in/academics/senate_courses/ME504.pdf" xlink:type="simple">ME504</text:a></text:p>
          </table:table-cell>
          <table:table-cell office:value-type="string" calcext:value-type="string">
            <text:p>Solid Mechanics in Structural Engineer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MG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iitmandi.ac.in/academics/senate_courses/CE557.pdf" xlink:type="simple">CE557</text:a></text:p>
          </table:table-cell>
          <table:table-cell office:value-type="string" calcext:value-type="string">
            <text:p>Remote Sensing</text:p>
          </table:table-cell>
          <table:table-cell office:value-type="string" calcext:value-type="string">
            <text:p>2-0-2-3</text:p>
          </table:table-cell>
          <table:table-cell office:value-type="string" calcext:value-type="string">
            <text:p>DPS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iitmandi.ac.in/academics/senate_courses/CE501.pdf" xlink:type="simple">CE501</text:a></text:p>
          </table:table-cell>
          <table:table-cell office:value-type="string" calcext:value-type="string">
            <text:p>Advanced Finite Element Method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CJ, RK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iitmandi.ac.in/academics/senate_courses/ME601.pdf" xlink:type="simple">ME601</text:a></text:p>
          </table:table-cell>
          <table:table-cell office:value-type="string" calcext:value-type="string">
            <text:p>Mechanical Vibratio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mit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iitmandi.ac.in/academics/senate_courses/ME602.pdf" xlink:type="simple">ME602</text:a></text:p>
          </table:table-cell>
          <table:table-cell office:value-type="string" calcext:value-type="string">
            <text:p>Advanced Fluid Mechanic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AK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iitmandi.ac.in/academics/senate_courses/ME603.pdf" xlink:type="simple">ME603</text:a></text:p>
          </table:table-cell>
          <table:table-cell office:value-type="string" calcext:value-type="string">
            <text:p>Advanced Thermodynamics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PAK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<text:a xlink:href="https://iitmandi.ac.in/academics/courses/ME610.pdf" xlink:type="simple">ME610</text:a></text:p>
          </table:table-cell>
          <table:table-cell office:value-type="string" calcext:value-type="string">
            <text:p>Introduction to Turbulence and its Modell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radeep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<text:a xlink:href="https://iitmandi.ac.in/academics/courses/ME625.pdf" xlink:type="simple">ME625</text:a></text:p>
          </table:table-cell>
          <table:table-cell office:value-type="string" calcext:value-type="string">
            <text:p>Mechanics for Energy System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S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iitmandi.ac.in/academics/senate_courses/ME632.pdf" xlink:type="simple">ME632</text:a></text:p>
          </table:table-cell>
          <table:table-cell office:value-type="string" calcext:value-type="string">
            <text:p>Design of Energy System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armod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iitmandi.ac.in/academics/senate_courses/ME633.pdf" xlink:type="simple">ME633</text:a></text:p>
          </table:table-cell>
          <table:table-cell office:value-type="string" calcext:value-type="string">
            <text:p>Energy Sources and Power Plant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tul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iitmandi.ac.in/academics/senate_courses/EN501.pdf" xlink:type="simple">EN501</text:a></text:p>
          </table:table-cell>
          <table:table-cell office:value-type="string" calcext:value-type="string">
            <text:p>Emerging Energy Sourc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owar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iitmandi.ac.in/academics/senate_courses/EN502.pdf" xlink:type="simple">EN502</text:a></text:p>
          </table:table-cell>
          <table:table-cell office:value-type="string" calcext:value-type="string">
            <text:p>Energy Storage Technologi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ik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iitmandi.ac.in/academics/senate_courses/EN503.pdf" xlink:type="simple">EN503</text:a></text:p>
          </table:table-cell>
          <table:table-cell office:value-type="string" calcext:value-type="string">
            <text:p>Energy: Environment Policy and Law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DG.VR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iitmandi.ac.in/academics/senate_courses/EN504.pdf" xlink:type="simple">EN504</text:a></text:p>
          </table:table-cell>
          <table:table-cell office:value-type="string" calcext:value-type="string">
            <text:p>Energy Systems Laboratory</text:p>
          </table:table-cell>
          <table:table-cell office:value-type="string" calcext:value-type="string">
            <text:p>0-0-4-2</text:p>
          </table:table-cell>
          <table:table-cell office:value-type="string" calcext:value-type="string">
            <text:p>Rik, VB, Atul, Powar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iitmandi.ac.in/academics/senate_courses/EN505P.pdf" xlink:type="simple">EN505P</text:a></text:p>
          </table:table-cell>
          <table:table-cell office:value-type="string" calcext:value-type="string">
            <text:p>Research Practicum</text:p>
          </table:table-cell>
          <table:table-cell office:value-type="string" calcext:value-type="string">
            <text:p>0-0-6-3</text:p>
          </table:table-cell>
          <table:table-cell office:value-type="string" calcext:value-type="string">
            <text:p>JKR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7" office:value-type="string" calcext:value-type="string">
            <text:p>DP 500P</text:p>
          </table:table-cell>
          <table:table-cell office:value-type="string" calcext:value-type="string">
            <text:p>Creep-Fatigue Interaction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VB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iitmandi.ac.in/academics/senate_courses/EN613.pdf" xlink:type="simple">EN613</text:a></text:p>
          </table:table-cell>
          <table:table-cell office:value-type="string" calcext:value-type="string">
            <text:p>Industrial Training</text:p>
          </table:table-cell>
          <table:table-cell office:value-type="string" calcext:value-type="string">
            <text:p>1-0-0-1</text:p>
          </table:table-cell>
          <table:table-cell office:value-type="string" calcext:value-type="string">
            <text:p>RG/JKR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DP 512P</text:p>
          </table:table-cell>
          <table:table-cell office:value-type="string" calcext:value-type="string">
            <text:p>Post Graduate Project-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KR/RG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DP 513P</text:p>
          </table:table-cell>
          <table:table-cell office:value-type="string" calcext:value-type="string">
            <text:p>Basic Communication Skill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GS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iitmandi.ac.in/academics/senate_courses/HS105.pdf" xlink:type="simple">HS105</text:a></text:p>
          </table:table-cell>
          <table:table-cell office:value-type="string" calcext:value-type="string">
            <text:p>Principles of Economic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DG, VR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iitmandi.ac.in/academics/senate_courses/HS202.pdf" xlink:type="simple">HS202</text:a></text:p>
          </table:table-cell>
          <table:table-cell office:value-type="string" calcext:value-type="string">
            <text:p>Financial Account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uran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iitmandi.ac.in/academics/senate_courses/HS205.pdf" xlink:type="simple">HS205</text:a></text:p>
          </table:table-cell>
          <table:table-cell table:style-name="ce6" office:value-type="string" calcext:value-type="string">
            <text:p>Introduction to Psychology</text:p>
          </table:table-cell>
          <table:table-cell table:style-name="ce11" office:value-type="string" calcext:value-type="string">
            <text:p>3-0-0-3</text:p>
          </table:table-cell>
          <table:table-cell table:style-name="ce11" office:value-type="string" calcext:value-type="string">
            <text:p>PB, LC:VD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iitmandi.ac.in/academics/senate_courses/HS252.pdf" xlink:type="simple">HS252</text:a></text:p>
          </table:table-cell>
          <table:table-cell office:value-type="string" calcext:value-type="string">
            <text:p>Popular Culture in Modern India : A Historical Perspective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Devika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iitmandi.ac.in/academics/senate_courses/HS263.pdf" xlink:type="simple">HS263</text:a></text:p>
          </table:table-cell>
          <table:table-cell office:value-type="string" calcext:value-type="string">
            <text:p>Science Writ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runa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iitmandi.ac.in/academics/senate_courses/HS358.pdf" xlink:type="simple">HS358</text:a></text:p>
          </table:table-cell>
          <table:table-cell office:value-type="string" calcext:value-type="string">
            <text:p>Introduction to World Histo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D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iitmandi.ac.in/academics/senate_courses/HS391.pdf" xlink:type="simple">HS391</text:a></text:p>
          </table:table-cell>
          <table:table-cell table:style-name="ce6" office:value-type="string" calcext:value-type="string">
            <text:p>Consumer Behavior</text:p>
          </table:table-cell>
          <table:table-cell table:style-name="ce11" office:value-type="string" calcext:value-type="string">
            <text:p>3-0-0-3</text:p>
          </table:table-cell>
          <table:table-cell table:style-name="ce11" office:value-type="string" calcext:value-type="string">
            <text:p>SD 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HS 461</text:p>
          </table:table-cell>
          <table:table-cell table:style-name="ce9" office:value-type="string" calcext:value-type="string">
            <text:p>Mathematical Physics</text:p>
          </table:table-cell>
          <table:table-cell table:style-name="ce12" office:value-type="string" calcext:value-type="string">
            <text:p>4-0-0-4</text:p>
          </table:table-cell>
          <table:table-cell table:style-name="ce12" office:value-type="string" calcext:value-type="string">
            <text:p>samar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iitmandi.ac.in/academics/senate_courses/PH511.pdf" xlink:type="simple">PH511</text:a></text:p>
          </table:table-cell>
          <table:table-cell table:style-name="ce9" office:value-type="string" calcext:value-type="string">
            <text:p>Classical Mechanics</text:p>
          </table:table-cell>
          <table:table-cell table:style-name="ce12" office:value-type="string" calcext:value-type="string">
            <text:p>4-0-0-4</text:p>
          </table:table-cell>
          <table:table-cell table:style-name="ce12" office:value-type="string" calcext:value-type="string">
            <text:p>SP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iitmandi.ac.in/academics/senate_courses/PH512.pdf" xlink:type="simple">PH512</text:a></text:p>
          </table:table-cell>
          <table:table-cell table:style-name="ce9" office:value-type="string" calcext:value-type="string">
            <text:p>Quantum Mechanics</text:p>
          </table:table-cell>
          <table:table-cell table:style-name="ce12" office:value-type="string" calcext:value-type="string">
            <text:p>3-0-0-3</text:p>
          </table:table-cell>
          <table:table-cell table:style-name="ce12" office:value-type="string" calcext:value-type="string">
            <text:p>SKP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iitmandi.ac.in/academics/senate_courses/PH513.pdf" xlink:type="simple">PH513</text:a></text:p>
          </table:table-cell>
          <table:table-cell table:style-name="ce9" office:value-type="string" calcext:value-type="string">
            <text:p>Electronics</text:p>
          </table:table-cell>
          <table:table-cell table:style-name="ce12" office:value-type="string" calcext:value-type="string">
            <text:p>3-0-0-3</text:p>
          </table:table-cell>
          <table:table-cell table:style-name="ce12" office:value-type="string" calcext:value-type="string">
            <text:p>BR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iitmandi.ac.in/academics/senate_courses/PH514.pdf" xlink:type="simple">PH514</text:a></text:p>
          </table:table-cell>
          <table:table-cell table:style-name="ce9" office:value-type="string" calcext:value-type="string">
            <text:p>Physics Laboratory</text:p>
          </table:table-cell>
          <table:table-cell table:style-name="ce12" office:value-type="string" calcext:value-type="string">
            <text:p>0-0-5-3</text:p>
          </table:table-cell>
          <table:table-cell table:style-name="ce12" office:value-type="string" calcext:value-type="string">
            <text:p>PK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iitmandi.ac.in/academics/senate_courses/PH515P.pdf" xlink:type="simple">PH515P</text:a></text:p>
          </table:table-cell>
          <table:table-cell table:style-name="ce9" office:value-type="string" calcext:value-type="string">
            <text:p>Research Project I</text:p>
          </table:table-cell>
          <table:table-cell table:style-name="ce12" office:value-type="string" calcext:value-type="string">
            <text:p>0-0-4-2</text:p>
          </table:table-cell>
          <table:table-cell table:style-name="ce12" office:value-type="string" calcext:value-type="string">
            <text:p>Ajay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iitmandi.ac.in/academics/senate_courses/PH516.pdf" xlink:type="simple">PH516</text:a></text:p>
          </table:table-cell>
          <table:table-cell table:style-name="ce9" office:value-type="string" calcext:value-type="string">
            <text:p>Research Project II</text:p>
          </table:table-cell>
          <table:table-cell table:style-name="ce12" office:value-type="string" calcext:value-type="string">
            <text:p>0-0-8-4</text:p>
          </table:table-cell>
          <table:table-cell table:style-name="ce12" office:value-type="string" calcext:value-type="string">
            <text:p>Ajay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iitmandi.ac.in/academics/courses/PH517.pdf" xlink:type="simple">PH517</text:a></text:p>
          </table:table-cell>
          <table:table-cell table:style-name="ce9" office:value-type="string" calcext:value-type="string">
            <text:p>Post Graduate Project-I</text:p>
          </table:table-cell>
          <table:table-cell table:style-name="ce12" office:value-type="string" calcext:value-type="string">
            <text:p>0-0-6-3</text:p>
          </table:table-cell>
          <table:table-cell table:style-name="ce12" office:value-type="string" calcext:value-type="string">
            <text:p>PK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<text:a xlink:href="https://iitmandi.ac.in/academics/courses/PH518P.pdf" xlink:type="simple">PH518P</text:a></text:p>
          </table:table-cell>
          <table:table-cell table:style-name="ce9" office:value-type="string" calcext:value-type="string">
            <text:p>Experimental Research Techniques</text:p>
          </table:table-cell>
          <table:table-cell table:style-name="ce12" office:value-type="string" calcext:value-type="string">
            <text:p>0-0-7-4</text:p>
          </table:table-cell>
          <table:table-cell table:style-name="ce12" office:value-type="string" calcext:value-type="string">
            <text:p>CSY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<text:a xlink:href="https://iitmandi.ac.in/academics/courses/PH611P.pdf" xlink:type="simple">PH611P</text:a></text:p>
          </table:table-cell>
          <table:table-cell table:style-name="ce9" office:value-type="string" calcext:value-type="string">
            <text:p>Advanced Condensed Matter Physics</text:p>
          </table:table-cell>
          <table:table-cell table:style-name="ce12" office:value-type="string" calcext:value-type="string">
            <text:p>3-0-0-3</text:p>
          </table:table-cell>
          <table:table-cell table:style-name="ce12" office:value-type="string" calcext:value-type="string">
            <text:p>CSY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iitmandi.ac.in/academics/senate_courses/PH603.pdf" xlink:type="simple">PH603</text:a></text:p>
          </table:table-cell>
          <table:table-cell table:style-name="ce9" office:value-type="string" calcext:value-type="string">
            <text:p>Introduction to Molecular Simulation</text:p>
          </table:table-cell>
          <table:table-cell table:style-name="ce12" office:value-type="string" calcext:value-type="string">
            <text:p>4-0-0-4</text:p>
          </table:table-cell>
          <table:table-cell table:style-name="ce12" office:value-type="string" calcext:value-type="string">
            <text:p>PJ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iitmandi.ac.in/academics/senate_courses/PH701.pdf" xlink:type="simple">PH701</text:a></text:p>
          </table:table-cell>
          <table:table-cell office:value-type="string" calcext:value-type="string">
            <text:p>Magnestism and Magnetic Materials</text:p>
          </table:table-cell>
          <table:table-cell office:value-type="string" calcext:value-type="string">
            <text:p>3-0-0-3</text:p>
          </table:table-cell>
          <table:table-cell table:style-name="ce12" office:value-type="string" calcext:value-type="string">
            <text:p>KM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iitmandi.ac.in/academics/senate_courses/PH508.pdf" xlink:type="simple">PH508</text:a></text:p>
          </table:table-cell>
          <table:table-cell table:style-name="ce9" office:value-type="string" calcext:value-type="string">
            <text:p>Special Topics in Quantum Mechanics</text:p>
          </table:table-cell>
          <table:table-cell table:style-name="ce12" office:value-type="string" calcext:value-type="string">
            <text:p>3-0-0-3</text:p>
          </table:table-cell>
          <table:table-cell table:style-name="ce12" office:value-type="string" calcext:value-type="string">
            <text:p>HV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iitmandi.ac.in/academics/senate_courses/PH613.pdf" xlink:type="simple">PH613</text:a></text:p>
          </table:table-cell>
          <table:table-cell table:style-name="ce9" office:value-type="string" calcext:value-type="string">
            <text:p>Seminar and Report</text:p>
          </table:table-cell>
          <table:table-cell table:style-name="ce12" office:value-type="string" calcext:value-type="string">
            <text:p>0-0-4-2</text:p>
          </table:table-cell>
          <table:table-cell table:style-name="ce12" office:value-type="string" calcext:value-type="string">
            <text:p>PK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iitmandi.ac.in/academics/senate_courses/PH614.pdf" xlink:type="simple">PH614</text:a></text:p>
          </table:table-cell>
          <table:table-cell table:style-name="ce9" office:value-type="string" calcext:value-type="string">
            <text:p>Mesoscopic Physics and Quantum Transport</text:p>
          </table:table-cell>
          <table:table-cell table:style-name="ce12" office:value-type="string" calcext:value-type="string">
            <text:p>3-0-0-3</text:p>
          </table:table-cell>
          <table:table-cell table:style-name="ce12" office:value-type="string" calcext:value-type="string">
            <text:p>ajay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iitmandi.ac.in/academics/senate_courses/PH601.pdf" xlink:type="simple">PH601</text:a></text:p>
          </table:table-cell>
          <table:table-cell office:value-type="string" calcext:value-type="string">
            <text:p>Real Analysis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SA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iitmandi.ac.in/academics/senate_courses/MA511.pdf" xlink:type="simple">MA511</text:a></text:p>
          </table:table-cell>
          <table:table-cell office:value-type="string" calcext:value-type="string">
            <text:p>Linear Algebra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iitmandi.ac.in/academics/senate_courses/MA512.pdf" xlink:type="simple">MA512</text:a></text:p>
          </table:table-cell>
          <table:table-cell office:value-type="string" calcext:value-type="string">
            <text:p>Ordinary Differential Equation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NK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iitmandi.ac.in/academics/senate_courses/MA513.pdf" xlink:type="simple">MA513</text:a>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arita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iitmandi.ac.in/academics/senate_courses/MA514.pdf" xlink:type="simple">MA514</text:a></text:p>
          </table:table-cell>
          <table:table-cell office:value-type="string" calcext:value-type="string">
            <text:p>Computer Programming Lab</text:p>
          </table:table-cell>
          <table:table-cell office:value-type="string" calcext:value-type="string">
            <text:p>0-0-3-2</text:p>
          </table:table-cell>
          <table:table-cell office:value-type="string" calcext:value-type="string">
            <text:p>R Ray/Sarita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iitmandi.ac.in/academics/senate_courses/MA514P.pdf" xlink:type="simple">MA514P</text:a></text:p>
          </table:table-cell>
          <table:table-cell office:value-type="string" calcext:value-type="string">
            <text:p>Applied Mathematical Programming</text:p>
          </table:table-cell>
          <table:table-cell office:value-type="string" calcext:value-type="string">
            <text:p>3-1-0-4</text:p>
          </table:table-cell>
          <table:table-cell office:value-type="string" calcext:value-type="string">
            <text:p>MT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iitmandi.ac.in/academics/senate_courses/MA515.pdf" xlink:type="simple">MA515</text:a></text:p>
          </table:table-cell>
          <table:table-cell office:value-type="string" calcext:value-type="string">
            <text:p>Post Graduate Project-I</text:p>
          </table:table-cell>
          <table:table-cell office:value-type="string" calcext:value-type="string">
            <text:p>0-0-20-10</text:p>
          </table:table-cell>
          <table:table-cell office:value-type="string" calcext:value-type="string">
            <text:p>NK (Coordinator)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<text:a xlink:href="https://iitmandi.ac.in/academics/courses/MA581.pdf" xlink:type="simple">MA581</text:a></text:p>
          </table:table-cell>
          <table:table-cell office:value-type="string" calcext:value-type="string">
            <text:p>Numerics of Partial Differential Equation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 Ray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iitmandi.ac.in/academics/senate_courses/MA609.pdf" xlink:type="simple">MA609</text:a></text:p>
          </table:table-cell>
          <table:table-cell office:value-type="string" calcext:value-type="string">
            <text:p>Introduction to Banach Algebra</text:p>
          </table:table-cell>
          <table:table-cell office:value-type="string" calcext:value-type="string">
            <text:p>3-0-1-4</text:p>
          </table:table-cell>
          <table:table-cell office:value-type="string" calcext:value-type="string">
            <text:p>KH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7" office:value-type="string" calcext:value-type="string">
            <text:p>MA6XX</text:p>
          </table:table-cell>
          <table:table-cell office:value-type="string" calcext:value-type="string">
            <text:p>Advanced Cell Biolog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M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iitmandi.ac.in/academics/senate_courses/BY510.pdf" xlink:type="simple">BY510</text:a></text:p>
          </table:table-cell>
          <table:table-cell office:value-type="string" calcext:value-type="string">
            <text:p>Cell Physiology in health and disease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P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iitmandi.ac.in/academics/senate_courses/BY511.pdf" xlink:type="simple">BY511</text:a></text:p>
          </table:table-cell>
          <table:table-cell office:value-type="string" calcext:value-type="string">
            <text:p>Quantitative and computational Biolog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TPS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iitmandi.ac.in/academics/senate_courses/BY512.pdf" xlink:type="simple">BY512</text:a></text:p>
          </table:table-cell>
          <table:table-cell office:value-type="string" calcext:value-type="string">
            <text:p>Cellular Bioprocess Technolog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KM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iitmandi.ac.in/academics/senate_courses/BY513.pdf" xlink:type="simple">BY513</text:a></text:p>
          </table:table-cell>
          <table:table-cell office:value-type="string" calcext:value-type="string">
            <text:p>Cell Biology and Physiology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AP/PM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iitmandi.ac.in/academics/senate_courses/BY520P.pdf" xlink:type="simple">BY520P</text:a></text:p>
          </table:table-cell>
          <table:table-cell office:value-type="string" calcext:value-type="string">
            <text:p>Computational Biology and Cellular Bioprocess Technology Lab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TPS/SKM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iitmandi.ac.in/academics/senate_courses/BY521P.pdf" xlink:type="simple">BY521P</text:a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0-0-2-1</text:p>
          </table:table-cell>
          <table:table-cell office:value-type="string" calcext:value-type="string">
            <text:p>BioX faculties (RG will coordinate)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BY 525</text:p>
          </table:table-cell>
          <table:table-cell office:value-type="string" calcext:value-type="string">
            <text:p>Post Graduate Project-I</text:p>
          </table:table-cell>
          <table:table-cell office:value-type="string" calcext:value-type="string">
            <text:p>0-0-32-16</text:p>
          </table:table-cell>
          <table:table-cell office:value-type="string" calcext:value-type="string">
            <text:p>BioX and other faculties (PM/SKM will coordinate)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7" office:value-type="string" calcext:value-type="string">
            <text:p>BY 598</text:p>
          </table:table-cell>
          <table:table-cell office:value-type="string" calcext:value-type="string">
            <text:p>Organic Reaction and Mechanism</text:p>
          </table:table-cell>
          <table:table-cell office:value-type="string" calcext:value-type="string">
            <text:p>4-0-0-4</text:p>
          </table:table-cell>
          <table:table-cell office:value-type="string" calcext:value-type="string">
            <text:p>SG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iitmandi.ac.in/academics/senate_courses/CY501.pdf" xlink:type="simple">CY501</text:a></text:p>
          </table:table-cell>
          <table:table-cell office:value-type="string" calcext:value-type="string">
            <text:p>Chemistry of Transition Elements</text:p>
          </table:table-cell>
          <table:table-cell office:value-type="string" calcext:value-type="string">
            <text:p>4-0-0-4</text:p>
          </table:table-cell>
          <table:table-cell office:value-type="string" calcext:value-type="string">
            <text:p>VKN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<text:a xlink:href="https://iitmandi.ac.in/academics/senate_courses/CY506.pdf" xlink:type="simple">CY506</text:a></text:p>
          </table:table-cell>
          <table:table-cell office:value-type="string" calcext:value-type="string">
            <text:p>Advanced Quantum Chemist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CKN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iitmandi.ac.in/academics/senate_courses/CY512.pdf" xlink:type="simple">CY512</text:a></text:p>
          </table:table-cell>
          <table:table-cell office:value-type="string" calcext:value-type="string">
            <text:p>Chemical Thermodynamics &amp; Electrochemist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H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iitmandi.ac.in/academics/senate_courses/CY514.pdf" xlink:type="simple">CY514</text:a></text:p>
          </table:table-cell>
          <table:table-cell office:value-type="string" calcext:value-type="string">
            <text:p>Mathematics for Chemist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iitmandi.ac.in/academics/senate_courses/CY521.pdf" xlink:type="simple">CY521</text:a></text:p>
          </table:table-cell>
          <table:table-cell office:value-type="string" calcext:value-type="string">
            <text:p>Design Practicum - 1</text:p>
          </table:table-cell>
          <table:table-cell office:value-type="string" calcext:value-type="string">
            <text:p>0-0-4-2</text:p>
          </table:table-cell>
          <table:table-cell office:value-type="string" calcext:value-type="string">
            <text:p>AH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<text:a xlink:href="https://iitmandi.ac.in/academics/courses/odd_aug-nov2016/DP5101P.pdf" xlink:type="simple">DP5101P</text:a></text:p>
          </table:table-cell>
          <table:table-cell office:value-type="string" calcext:value-type="string">
            <text:p>Inorganic Chemistry Lab</text:p>
          </table:table-cell>
          <table:table-cell office:value-type="string" calcext:value-type="string">
            <text:p>0-0-8-4</text:p>
          </table:table-cell>
          <table:table-cell office:value-type="string" calcext:value-type="string">
            <text:p>PCP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iitmandi.ac.in/academics/senate_courses/CY506P.pdf" xlink:type="simple">CY506P</text:a></text:p>
          </table:table-cell>
          <table:table-cell office:value-type="string" calcext:value-type="string">
            <text:p>Physical Chemistry Laboratory</text:p>
          </table:table-cell>
          <table:table-cell office:value-type="string" calcext:value-type="string">
            <text:p>0-0-8-4</text:p>
          </table:table-cell>
          <table:table-cell office:value-type="string" calcext:value-type="string">
            <text:p>VKN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iitmandi.ac.in/academics/senate_courses/CY511P.pdf" xlink:type="simple">CY511P</text:a></text:p>
          </table:table-cell>
          <table:table-cell office:value-type="string" calcext:value-type="string">
            <text:p>Computational Chemistry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AC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iitmandi.ac.in/academics/senate_courses/CY522.pdf" xlink:type="simple">CY522</text:a></text:p>
          </table:table-cell>
          <table:table-cell office:value-type="string" calcext:value-type="string">
            <text:p>Organometallic Chemistry</text:p>
          </table:table-cell>
          <table:table-cell office:value-type="string" calcext:value-type="string">
            <text:p>2-0-0-2</text:p>
          </table:table-cell>
          <table:table-cell office:value-type="string" calcext:value-type="string">
            <text:p>PCP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iitmandi.ac.in/academics/senate_courses/CY508.pdf" xlink:type="simple">CY508</text:a></text:p>
          </table:table-cell>
          <table:table-cell office:value-type="string" calcext:value-type="string">
            <text:p>Basic Mechanical and Electrical Workshop</text:p>
          </table:table-cell>
          <table:table-cell office:value-type="string" calcext:value-type="string">
            <text:p>0-0-4-2</text:p>
          </table:table-cell>
          <table:table-cell office:value-type="string" calcext:value-type="string">
            <text:p>PFS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iitmandi.ac.in/academics/senate_courses/DP503P.pdf" xlink:type="simple">DP503P</text:a></text:p>
          </table:table-cell>
          <table:table-cell office:value-type="string" calcext:value-type="string">
            <text:p>Mini Project</text:p>
          </table:table-cell>
          <table:table-cell office:value-type="string" calcext:value-type="string">
            <text:p>0-0-8-4</text:p>
          </table:table-cell>
          <table:table-cell office:value-type="string" calcext:value-type="string">
            <text:p>SG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iitmandi.ac.in/academics/senate_courses/DP504P.pdf" xlink:type="simple">DP504P</text:a></text:p>
          </table:table-cell>
          <table:table-cell office:value-type="string" calcext:value-type="string">
            <text:p>Technical Communication</text:p>
          </table:table-cell>
          <table:table-cell office:value-type="string" calcext:value-type="string">
            <text:p>1-0-0-1</text:p>
          </table:table-cell>
          <table:table-cell office:value-type="string" calcext:value-type="string">
            <text:p>Suman S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iitmandi.ac.in/academics/senate_courses/HS541.pdf" xlink:type="simple">HS541</text:a></text:p>
          </table:table-cell>
          <table:table-cell office:value-type="string" calcext:value-type="string">
            <text:p>Research Methodology to Social Science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urya,SDG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iitmandi.ac.in/academics/senate_courses/HS522.pdf" xlink:type="simple">HS522</text:a></text:p>
          </table:table-cell>
          <table:table-cell office:value-type="string" calcext:value-type="string">
            <text:p>History of Development Thought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DG,RD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iitmandi.ac.in/academics/senate_courses/HS525.pdf" xlink:type="simple">HS525</text:a></text:p>
          </table:table-cell>
          <table:table-cell office:value-type="string" calcext:value-type="string">
            <text:p>Human Geography: A Western Himalayan Perspective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Devika/Ramna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iitmandi.ac.in/academics/senate_courses/HS526.pdf" xlink:type="simple">HS526</text:a></text:p>
          </table:table-cell>
          <table:table-cell office:value-type="string" calcext:value-type="string">
            <text:p>Indian Social Structure and Development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NC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iitmandi.ac.in/academics/senate_courses/HS527.pdf" xlink:type="simple">HS527</text:a></text:p>
          </table:table-cell>
          <table:table-cell office:value-type="string" calcext:value-type="string">
            <text:p>Information Technology and Development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VD/SRC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iitmandi.ac.in/academics/senate_courses/HS528.pdf" xlink:type="simple">HS528</text:a></text:p>
          </table:table-cell>
          <table:table-cell office:value-type="string" calcext:value-type="string">
            <text:p>Natural Resource and Development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owar/Atul/SKM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iitmandi.ac.in/academics/senate_courses/HS529.pdf" xlink:type="simple">HS529</text:a></text:p>
          </table:table-cell>
          <table:table-cell office:value-type="string" calcext:value-type="string">
            <text:p>Development Studies Practicum 2</text:p>
          </table:table-cell>
          <table:table-cell office:value-type="string" calcext:value-type="string">
            <text:p>0-0-8-4</text:p>
          </table:table-cell>
          <table:table-cell office:value-type="string" calcext:value-type="string">
            <text:p>Suman S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7" office:value-type="string" calcext:value-type="string">
            <text:p>HS 552P</text:p>
          </table:table-cell>
          <table:table-cell office:value-type="string" calcext:value-type="string">
            <text:p>Financial Inclusion in India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Puran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7" office:value-type="string" calcext:value-type="string">
            <text:p>HS 535</text:p>
          </table:table-cell>
          <table:table-cell office:value-type="string" calcext:value-type="string">
            <text:p>Field Study</text:p>
          </table:table-cell>
          <table:table-cell office:value-type="string" calcext:value-type="string">
            <text:p>0-0-8-4</text:p>
          </table:table-cell>
          <table:table-cell office:value-type="string" calcext:value-type="string">
            <text:p>SDG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iitmandi.ac.in/academics/senate_courses/HS553P.pdf" xlink:type="simple">HS553P</text:a></text:p>
          </table:table-cell>
          <table:table-cell office:value-type="string" calcext:value-type="string">
            <text:p>Development Economic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Ramna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HS 538</text:p>
          </table:table-cell>
          <table:table-cell office:value-type="string" calcext:value-type="string">
            <text:p>Post-Reform India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urya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7" office:value-type="string" calcext:value-type="string">
            <text:p>HS 537</text:p>
          </table:table-cell>
          <table:table-cell office:value-type="string" calcext:value-type="string">
            <text:p>Popular Narratives</text:p>
          </table:table-cell>
          <table:table-cell office:value-type="string" calcext:value-type="string">
            <text:p>3-0-0-3</text:p>
          </table:table-cell>
          <table:table-cell office:value-type="string" calcext:value-type="string">
            <text:p>Suman S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<text:a xlink:href="https://iitmandi.ac.in/academics/courses/odd_aug-nov2016/HS620.pdf" xlink:type="simple">HS620</text:a></text:p>
          </table:table-cell>
          <table:table-cell office:value-type="string" calcext:value-type="string">
            <text:p>Advance Qualitative Research Methods</text:p>
          </table:table-cell>
          <table:table-cell office:value-type="string" calcext:value-type="string">
            <text:p>4-0-0-4</text:p>
          </table:table-cell>
          <table:table-cell office:value-type="string" calcext:value-type="string">
            <text:p>MVD 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iitmandi.ac.in/academics/senate_courses/HS621.pdf" xlink:type="simple">HS621</text:a></text:p>
          </table:table-cell>
          <table:table-cell table:style-name="ce6" office:value-type="string" calcext:value-type="string">
            <text:p>Historical Theory and Methodology</text:p>
          </table:table-cell>
          <table:table-cell table:style-name="ce13" office:value-type="string" calcext:value-type="string">
            <text:p>3-0-0-3</text:p>
          </table:table-cell>
          <table:table-cell table:style-name="ce11" office:value-type="string" calcext:value-type="string">
            <text:p>MVD 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<text:a xlink:href="https://iitmandi.ac.in/academics/courses/HS631.pdf" xlink:type="simple">HS631</text:a></text:p>
          </table:table-cell>
          <table:table-cell table:style-name="ce6" office:value-type="string" calcext:value-type="string">
            <text:p>Energy:Environment Policy and Law</text:p>
          </table:table-cell>
          <table:table-cell table:style-name="ce13" office:value-type="string" calcext:value-type="string">
            <text:p>3-0-0-3</text:p>
          </table:table-cell>
          <table:table-cell table:style-name="ce11" office:value-type="string" calcext:value-type="string">
            <text:p>SDG, VR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iitmandi.ac.in/academics/senate_courses/EN504.pdf" xlink:type="simple">EN504</text:a></text:p>
          </table:table-cell>
          <table:table-cell table:style-name="ce6" office:value-type="string" calcext:value-type="string">
            <text:p>Special Topics in Personal Finance and Wealth Management</text:p>
          </table:table-cell>
          <table:table-cell table:style-name="ce13" office:value-type="string" calcext:value-type="string">
            <text:p>1-0-0-1</text:p>
          </table:table-cell>
          <table:table-cell table:style-name="ce11" office:value-type="string" calcext:value-type="string">
            <text:p>Mr. Raja Sekharan LC: Puran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iitmandi.ac.in/academics/courses/even_feb-june2017/HS591.pdf" xlink:type="simple">HS591</text:a></text:p>
          </table:table-cell>
          <table:table-cell table:style-name="ce6" office:value-type="string" calcext:value-type="string">
            <text:p>Special Topics in Higher Education and Development </text:p>
          </table:table-cell>
          <table:table-cell table:style-name="ce13" office:value-type="string" calcext:value-type="string">
            <text:p>1-0-0-1</text:p>
          </table:table-cell>
          <table:table-cell table:style-name="ce11" office:value-type="string" calcext:value-type="string">
            <text:p>LC: Ramna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" office:value-type="string" calcext:value-type="string">
            <text:p><text:a xlink:href="https://iitmandi.ac.in/academics/courses/even_feb-june2017/HS591.pdf" xlink:type="simple">HS591</text:a></text:p>
          </table:table-cell>
          <table:table-cell table:style-name="ce6" office:value-type="string" calcext:value-type="string">
            <text:p>Selected Topics in Electric Machine Design</text:p>
          </table:table-cell>
          <table:table-cell table:style-name="ce13" office:value-type="string" calcext:value-type="string">
            <text:p>1-0-0-1</text:p>
          </table:table-cell>
          <table:table-cell table:style-name="ce11" office:value-type="string" calcext:value-type="string">
            <text:p>Er. Sabyasachi Roy LC:BSR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iitmandi.ac.in/academics/courses/EE591.pdf" xlink:type="simple">EE591</text:a></text:p>
          </table:table-cell>
          <table:table-cell table:style-name="ce6" office:value-type="string" calcext:value-type="string">
            <text:p>Probability and Random Processes</text:p>
          </table:table-cell>
          <table:table-cell table:style-name="ce13" office:value-type="string" calcext:value-type="string">
            <text:p>3-0-0-3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8" office:value-type="string" calcext:value-type="string">
            <text:p><text:a xlink:href="https://iitmandi.ac.in/academics/senate_courses/EE534.pdf" xlink:type="simple">EE534</text:a></text:p>
          </table:table-cell>
          <table:table-cell table:style-name="ce6" office:value-type="string" calcext:value-type="string">
            <text:p>German III</text:p>
          </table:table-cell>
          <table:table-cell table:style-name="ce13" office:value-type="string" calcext:value-type="string">
            <text:p>3-0-0-3</text:p>
          </table:table-cell>
          <table:table-cell table:style-name="ce11" office:value-type="string" calcext:value-type="string">
            <text:p>GS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iitmandi.ac.in/academics/senate_courses/HS362.pdf" xlink:type="simple">HS362</text:a></text:p>
          </table:table-cell>
          <table:table-cell table:style-name="ce6" office:value-type="string" calcext:value-type="string">
            <text:p>M.Tech dissertation Part I</text:p>
          </table:table-cell>
          <table:table-cell table:style-name="ce13" office:value-type="string" calcext:value-type="string">
            <text:p>0-0-34-17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S520P</text:p>
          </table:table-cell>
          <table:table-cell table:style-name="ce6" office:value-type="string" calcext:value-type="string">
            <text:p>Special topics in structural Engg.</text:p>
          </table:table-cell>
          <table:table-cell table:style-name="ce13" office:value-type="string" calcext:value-type="string">
            <text:p>1-0-0-1</text:p>
          </table:table-cell>
          <table:table-cell table:style-name="ce11" office:value-type="string" calcext:value-type="string">
            <text:p>Sandip Saha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H591</text:p>
          </table:table-cell>
          <table:table-cell table:style-name="ce10" office:value-type="string" calcext:value-type="string">
            <text:p>Selected Topics on Correlated Electron Systems</text:p>
          </table:table-cell>
          <table:table-cell table:style-name="ce13" office:value-type="string" calcext:value-type="string">
            <text:p>1-0-0-1</text:p>
          </table:table-cell>
          <table:table-cell table:style-name="ce11" office:value-type="string" calcext:value-type="string">
            <text:p>Arghya Tarafdar/Ajay Soni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 style:data-style-name="N2" text:time-value="16:34:02.310267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2:15:16.666430834</meta:creation-date>
    <dc:date>2019-10-13T16:35:55.426838981</dc:date>
    <meta:editing-duration>PT51M38S</meta:editing-duration>
    <meta:editing-cycles>3</meta:editing-cycles>
    <meta:generator>LibreOffice/5.1.6.2$Linux_X86_64 LibreOffice_project/10m0$Build-2</meta:generator>
    <meta:document-statistic meta:table-count="1" meta:cell-count="931" meta:object-count="0"/>
  </office:meta>
</office:document-meta>
</file>